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T1" style:family="text">
      <style:text-properties style:text-position="super 58%"/>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text:h text:style-name="Heading_20_2" text:outline-level="2">Wednesday 21<text:span text:style-name="T1">th</text:span> October, 2020</text:h>
      <text:h text:style-name="Heading_20_3" text:outline-level="3">6:00 am</text:h>
      <text:p text:style-name="Text_20_body">Again, I have been kept up all night. I took a small amount of clozapine and went to bed at 11:00pm. The attacks began at exactly midnight and continued throughout the night. Many times I began to drift off over the course of the night. Each and every time I was forced back to consciousness before I could go under completely.</text:p>
      <text:p text:style-name="Text_20_body">I'm being tortured with sleep deprivation. I can only speculate how this is being done based on the effects I experience. The long and short is I don't know how. This time it is being mixed up, different each night. Clozapine has no effect. This is not mental illness. This is happening because of my genetic inheritance. I have been declared an illegal biological entity, my life has been stripped away and those responsible are intent on seeing me neutralized, either dead, broken and crazy or drugged to the gills. I am the victim of terrible crimes that would break most people. These crimes have occurred across my entire life. I am not able to defend myself. Please, if you are reading this, tell as many people as you can about this document. My life depends upon it.</text:p>
      <text:p text:style-name="Text_20_body">Back around 2007 I was wondering if I had brought this upon myself for speaking to others about my gnosis and my understanding. When my gnosis was forced upon me it was amazing. And it was subjective. And I was rather stoned at the time. I may not be winning Scientist of the Year any time soon but I know the value of objectivity, both from my training as a scientist and my training to become a youth pastor. Had I fully believed my understanding I'd have kept my mouth shut about it. But I didn't fully believe it, so after the first year of trying to understand what it all meant I began talking with friends and colleagues about it in an effort to challenge it, to find the truth about it, to understand it.</text:p>
      <text:p text:style-name="Text_20_body">After all that has happened I no longer consider this valid. These things or like things would have been done to me regardless of whether I spoke to others about my gnosis or not. I was never going to be let off the leash. My gnosis was forced to provide those responsible with blood sport.</text:p>
      <text:h text:style-name="Heading_20_3" text:outline-level="3">7:45 am</text:h>
      <text:p text:style-name="Text_20_body">The purpose of existence is to know yourself. Prior to the big bang, all was God. God was everywhere and everything. As a consequence there was no position of objectivity for God to understand what God is. So a void was created and fractal shards of God were cast into it. These shards formed all matter and energy and have evolved for billions of years. The function of the universe is to provide an objective platform for God to attain an understanding of oneself.</text:p>
      <text:p text:style-name="Text_20_body">This is what I saw when my gnosis was forced.</text:p>
      <text:h text:style-name="Heading_20_2" text:outline-level="2">Thursday 22<text:span text:style-name="T1">th</text:span> October, 2020</text:h>
      <text:h text:style-name="Heading_20_3" text:outline-level="3">5:30 am</text:h>
      <text:p text:style-name="Text_20_body">I went to bed at 8:30 pm. Within minutes my metabolism was raised to the point of sweating making sleep impossible. This lasted for at least two hours, the metabolism bump fully on. After that I was allowed to sleep lightly. I recall my dreams and the feeling I was being kept from deep sleep. At exactly 4:00 am my metabolism was again raised beyond the point of sleeplessness and kept there.</text:p>
      <text:p text:style-name="Text_20_body">Each night the attacks are taking different forms. Sometimes I'm allowed a little sleep, others I'm kept up all night. It is as if I am being constantly monitored. I now have a theory about this.</text:p>
      <text:p text:style-name="Text_20_body">A device that can see through walls. These devices exist, using microwave radiation to do so. Connected to the internet, allowing people from around the world to log in and assist in the monitoring. Sleep torture technology also connected to the internet allowing said users to torment me with impunity. </text:p>
      <text:p text:style-name="Text_20_body">It may very well have the ability to be automated (four hours a night every night) but I have the sense that it is now being used manually. It would explain how it was known so quickly that I'd come off the clozapine, when I lie down on my bed and when I begin to fall asleep. When I came off the clozapine I naively assumed that the attacks were over, that I was no longer being closely monitored after two years on clozapine. There may have been some truth to this as I had quite a few days of excellent sleep before the attacks resumed.</text:p>
      <text:h text:style-name="Heading_20_3" text:outline-level="3">2:55 pm</text:h>
      <text:p text:style-name="Text_20_body">I lay down around noon expecting that I would not be allowed to sleep. Three times I started to go under, and each time I was bumped back to full consciousness. The lack of sleep is making me feel quite ill. The energy and drive I had over a week ago has been all but neutralized.</text:p>
      <text:h text:style-name="Heading_20_2" text:outline-level="2">Friday 23<text:span text:style-name="T1">th</text:span> October, 2020</text:h>
      <text:h text:style-name="Heading_20_3" text:outline-level="3">7:20 am</text:h>
      <text:p text:style-name="Text_20_body">I went to bed around 9:30 pm. Again, within minutes my metabolism was raised to the point of sweating and kept there. Several times it dropped slightly and I was able to sleep very lightly but every time I was bounced to full consciousness. This went on until 1:00 am. I got up and went to the back bedroom but was unable to sleep as my metabolism was on full throttle. I must have dozed after a couple of hours as I roused around 3:30 am with my metabolism at a normal level. I felt chilly for the first time in the night. I lay for about an hour but was unable to resume sleep. I went back to my bed at 4:38 am and cuddled my dog for warmth until now.</text:p>
      <text:p text:style-name="Text_20_body">Back in late July of 2013 I had been woken and I went online around 2:30 am, searching for any information about sleep deprivation weapons. It wasn't happening every night as it is now (and as it was from late 2016 thru 2018) but I had already been subjected to several nights of interrupted sleep. Back then the quality of the forced waking was different. It felt as if I was being vibrated awake, at about 20 Hz. Very unnatural and quite different from the metabolism control to which I've been subjected over these last four years. I didn't find much about it, something about LIDAR weapons, but I did find something of importance; it was the first time I'd heard of the phrase 'gang stalking'.</text:p>
      <text:p text:style-name="Text_20_body">I'd been experiencing it for years and didn't know there was such a thing. I thought the hell I was going through was only mine, to do only with the only thing I possess of equivalent value to the effort expended against me. I looked for testimonies from gang stalking victims but was disappointed to find only ramblings from people with obvious mental illness.</text:p>
      <text:p text:style-name="Text_20_body">Gang stalking minimizes you. Makes you ineffectual. Limits your opportunities. Keeps you spinning in your frontal lobes, trying to make sense of nonsensical actions. I'm sure many of the perps see it as a lark, some innocent fun to mess with the mind of a stranger or vengeance for some crimes, real or not, by the victim. But gang stalking is damaging. It is a crime. Those who are victims and have kept their wits would in all probability not be able to document their experiences for the benefit of others out of fear of being accused of mental illness.</text:p>
      <text:p text:style-name="Text_20_body">I no longer fear this.</text:p>
      <text:p text:style-name="Text_20_body">I also found an online shop for gang stalking paraphernalia while performing that search. A couple of weeks prior to my search one of my workmates was wearing a purple ribbon. I asked him what it was about and he wouldn't say, but he did say it was something of which his wife approved. In the online shop they sold purple ribbons, representing gang stalking.</text:p>
      <text:h text:style-name="Heading_20_2" text:outline-level="2">Saturday 24<text:span text:style-name="T1">th</text:span> October, 2020</text:h>
      <text:h text:style-name="Heading_20_3" text:outline-level="3">6:50 am</text:h>
      <text:p text:style-name="Text_20_body">I started to drift off in front of the TV in the early evening. Was bounced to full consciousness before I could drift off. I went to bed at 9:47 pm. Out like a light. Woken up at 11:47 pm, exactly two hours, metabolism on full. It dropped a bit then was bounced to full again before midnight before I could begin to drop off. I reasoned I was going to have to deal with this for the rest of the night, so I got in the Jeep and drove to the end of the road to see if I could sleep. After about an hour I was able to doze but each time I drifted off I was bounced to consciousness. The metabolism increase was missing, it was a pressure that interrupted my ability for normal sleep, increasing when I started to doze. It was not as harsh as dealing with a manipulated metabolism but was still most effective at preventing good sleep. I got back to the house at 2:45 am and tried to sleep. Again I dozed and that pressure was used to stop me from going completely under. At around 5:00 am my metabolism was bumped again.</text:p>
      <text:h text:style-name="Heading_20_2" text:outline-level="2">Sunday 25<text:span text:style-name="T1">th</text:span> October, 2020</text:h>
      <text:h text:style-name="Heading_20_3" text:outline-level="3">2:00 pm</text:h>
      <text:p text:style-name="Text_20_body">I believe I may have discovered a countermeasure. I went to bed shortly after 10:00 pm and after 25 minutes experienced the first metabolism bump. The second was at 11:00 pm. Both times occurred just after I started to drift off. I went to my living area and retrieved a box I had lined with tin foil, a previous attempt at countermeasures when I was experiencing the attacks after four hours a night for two years. I put the pillow in the box, put my head on the pillow and went to sleep.</text:p>
      <text:p text:style-name="Text_20_body">Around 3:00 am I could tell that whatever is causing this was attempting to raise my metabolism. This happened several times while I slept, but was unsuccessful in doing so to the extent of fully waking me. I could feel that I had had a deep sleep. It felt almost like I'd had too much sleep, a grogginess and wobbliness and an inability to focus once I was awake. I got up around 5:00 am, used the facilities and went back to bed. I was able to sleep until around 9:00 am, still groggy and wobbly, no doubt my body and mind recovering from severe sleep deprivation. Again my metabolism was interfered with several times but I was able to stay under. Those groggy feelings lasted until about an hour ago.</text:p>
      <text:p text:style-name="Text_20_body">I've reinforced the tin foil and will see what happens this evening, whether it is having an effect or if I'm being led to believe it has an effect. If so it would appear that the attacks are electromagnetic in nature as I've suspected for years. I also suspect this is in two parts, the signal causing something within me to stimulate my metabolism and cause that feeling of pressure as my dog does not seem to be affected.</text:p>
      <text:p text:style-name="Text_20_body">So now I'm wearing a tin foil hat. That doesn't do much for my assertions that this is not mental illness however if I can get consecutive good sleeps I care little.</text:p>
      <text:h text:style-name="Heading_20_2" text:outline-level="2">Monday 26<text:span text:style-name="T1">th</text:span> October, 2020</text:h>
      <text:h text:style-name="Heading_20_3" text:outline-level="3">9:00 am</text:h>
      <text:p text:style-name="Text_20_body">As I suspected, it was a ruse. I went to bed at 9:15 pm and experienced metabolism bumps until 1:00 am. I had very little sleep. After that my metabolism was put on full and kept there for an hour or so. After that whenever I began to drift off my metabolism was bumped to full. This happened many times. After daylight it was just the pressure which would increase as I attempted to drift off, no metabolism bumps. I have effectively been kept up all night.</text:p>
      <text:p text:style-name="Text_20_body">Whenever I was being bumped to consciousness I felt a sort of soft clicking in the middle of my chest. Within seconds either my metabolism was raised, the pressure increased or both. As I said I must be monitored somehow as it is known when I go to bed and when I start to drift off based on how shortly after the attacks have occurred. This monitoring has been going on for years. I naively assumed it had stopped after being relatively left alone for the last two years. Within days of coming off the clozapine the sleep rape resumed at a more severe level. For several days it was disguised as withdrawal symptoms and not until the day before I began documenting it did I suspect it had resumed.</text:p>
      <text:h text:style-name="Heading_20_2" text:outline-level="2">Tuesday 27<text:span text:style-name="T1">th</text:span> October, 2020</text:h>
      <text:h text:style-name="Heading_20_3" text:outline-level="3">11:00 am</text:h>
      <text:p text:style-name="Text_20_body">Went to bed at 10:30 pm. Experienced a metabolism bump about 11:20 pm but was able to sleep shortly after. I could feel my metabolism bumped during the night but as on Saturday nite it was unable to completely wake me. I was able to sleep deeply. I woke up around 4:30 am and was able to go back under for an hour or so before 7:30 am.</text:p>
      <text:p text:style-name="Text_20_body">As on Sunday I feel a bit wobbly. I suspect that these nights of sleep are happening to extend the torture of the sleep deprivation. I'll see tonight how things go.</text:p>
      <text:h text:style-name="Heading_20_2" text:outline-level="2">Wednesday 28<text:span text:style-name="T1">th</text:span> October, 2020</text:h>
      <text:h text:style-name="Heading_20_3" text:outline-level="3">6:00 am</text:h>
      <text:p text:style-name="Text_20_body">I was correct, and I experienced more proof that this is technological.</text:p>
      <text:p text:style-name="Text_20_body">Yesterday afternoon I lay down for 4 ½ hours. I couldn't sleep but with the wobbliness I needed to rest. I was already thinking beyond my situation, considering what I would do for my future and even questioning my sanity as I'd had a relatively good sleep the night before. It was a good rest with no interference.</text:p>
      <text:p text:style-name="Text_20_body">I went to bed at 9:45 pm. As a consequence of the rest in the afternoon I could not go to sleep, but I lay in bed continuing to think about the future. My mood was good and I was enjoying the rest.</text:p>
      <text:p text:style-name="Text_20_body">The attack began at 11:45 pm, exactly 2 hours after going to bed and continued for the rest of the night. My metabolism was raised for 15 minutes then went back to normal. Pressure increased and stayed high for over an hour. I resolved to stay awake all night to see what happened.</text:p>
      <text:p text:style-name="Text_20_body">During the night my metabolism was bumped a couple of times and the pressure raised and dropped. What was most of interest were the times in between. Previously I thought I had begun to drop off, dreamt a little and was then bounced to consciousness. This time I could tell I was being pulled to unconsciousness. I was still fully awake but felt that pull and was dreaming during these periods between being (attempting to be) forced to full consciousness.</text:p>
      <text:p text:style-name="Text_20_body">As recorded at the beginning of this document I experienced at least two break ins in which both myself and my dog did not wake while people were in my house. Whatever technology is being used against me it not only has the ability to negate sleep but to induce and reinforce it as well. This inducement is being used to maximize the stress of the sleep deprivation. Based on last night I no longer think that my conscious state is being measured. The attacks are being programmed, each night a different experience laid out in advance for me, the program starting once I go to bed in the evening.</text:p>
      <text:p text:style-name="Text_20_body">At around 4:00 am my metabolism was raised and kept there until a few minutes ago. The pressure is still high around my head. I'm going back to lie down but do not expect to be able to sleep. At all.</text:p>
      <text:h text:style-name="Heading_20_3" text:outline-level="3">8:50 am</text:h>
      <text:p text:style-name="Text_20_body">I was correct again, no sleep. Metabolism was normal but the pressure increased making sleep impossible. I think that soft clicking I felt a couple of nights ago was my heart.</text:p>
      <text:h text:style-name="Heading_20_2" text:outline-level="2">Thursday 29<text:span text:style-name="T1">th</text:span> October, 2020</text:h>
      <text:h text:style-name="Heading_20_3" text:outline-level="3">6:40 am</text:h>
      <text:p text:style-name="Text_20_body">Last night's attack was in stark contrast to the night before. Two nights ago it was obvious that the attack had been automated. Last night it was very manual.</text:p>
      <text:p text:style-name="Text_20_body">I went to bed at 9:10 pm and was awake when the attack began at 9:30 pm. It started with what I can describe as brain interference. It halted my thought and ability to sleep, a kind of buzzing. I believe this is used to begin the attacks when I am sleeping in a short burst making it difficult to remember. My metabolism was raised slightly and fell back to normal in a few minutes. 20 minutes later and the same thing happened again and was repeated whenever I started to fall asleep, many times over the course of the night. I tried going to the back bedroom to see if I could get away from it. I could not. At one point I was allowed some sleep but was woken with a full body buzzing sensation. Around 4:30 am my metabolism was raised preventing further sleep. It dropped about an hour ago but as soon as I started drifting off it was raised again and did not return to normal until I got up.</text:p>
      <text:p text:style-name="Text_20_body">Last night I was given a complete demonstration of the sleep deprivation technology being used against me. Automated and manual operation. Different modes of sleep interference. Related monitoring detecting when I go to bed and when I begin to drop off. This torture and monitoring are being done with great intent, focus and dedication. Those responsible are either being well compensated for their time or enjoy being able to torture a human being with impunity. Maybe both.</text:p>
      <text:h text:style-name="Heading_20_2" text:outline-level="2">Friday 30<text:span text:style-name="T1">th</text:span> October, 2020</text:h>
      <text:h text:style-name="Heading_20_3" text:outline-level="3">7:10 am</text:h>
      <text:p text:style-name="Text_20_body">The attacks I've experienced since mid-month have been complex in nature. The one last night was very simple.</text:p>
      <text:p text:style-name="Text_20_body">I went to bed at 9:30 pm. The attack began 20 minutes later, pressure and buzzing increasing at the front of my head making sleep difficult but not impossible. At first no other effects were used. I was able to go under for a time before midnight and again in the early hours but was woken (possibly with a metabolism bump but I'm unsure) before deep sleep could occur. At around 3:00 am my metabolism was slowly raised to sweating point just before 4:00 am. It dropped to normal before 5:00 am but with the pressure I was unable to go back to sleep. Very straight forward compared to previous evenings.</text:p>
      <text:h text:style-name="Heading_20_2" text:outline-level="2">Saturday 31<text:span text:style-name="T1">th</text:span> October, 2020</text:h>
      <text:h text:style-name="Heading_20_3" text:outline-level="3">6:10 am</text:h>
      <text:p text:style-name="Text_20_body">Last night there was no attack. I went to bed around 9:30 pm and slept straight through until shortly after 5:00 am. Deep, normal, uninterrupted, beautiful sleep. I will see what happens tonight.</text:p>
      <text:h text:style-name="Heading_20_2" text:outline-level="2">Sunday 1<text:span text:style-name="T1">st</text:span> November, 2020</text:h>
      <text:h text:style-name="Heading_20_3" text:outline-level="3">8:30 am</text:h>
      <text:p text:style-name="Text_20_body">Another night of uninterrupted sleep. I was even able to have a nap in the late morning yesterday. It would appear that the attacks have ceased. Thank you to all who have read this document. Should there be no more such attacks this will be my last entry.</text:p>
      <text:h text:style-name="Heading_20_2" text:outline-level="2">Monday 2<text:span text:style-name="T1">nd</text:span> November, 2020</text:h>
      <text:h text:style-name="Heading_20_3" text:outline-level="3">5:50 am</text:h>
      <text:p text:style-name="Text_20_body">I went to bed at 9:22 pm. At 9:38 pm I felt a dizzy spinning sensation for a short period of time. I'd experienced this over the last couple of nights but with the good sleep neglected to comment on it. I slept lightly and had some dreams but by 1:14 am I was awake. There were none of the signs of forced waking I've previously documented but I had my suspicions as I do not wake at such hours when experiencing normal sleep.</text:p>
      <text:p text:style-name="Text_20_body">At 1:38 am, still awake and exactly four hours after the dizzy sensation, it felt like someone turned on a heat lamp at the base of my skull. It had the same effect as the metabolism bumps yet was qualitatively different. It lasted for a short time and within 20 minutes my metabolism returned to normal. However coincidentally my dog woke up around 2:00 am, twice, panting heavily then going back to sleep in short order.</text:p>
      <text:p text:style-name="Text_20_body">For the duration of the night whenever I started to drop off I'd experience a short, sharp, involuntary intake of breath and then I'd be awake. Again there were none of the previous signs of forced waking. This was something new. While violent in its own way it lacked the violence of the other methods of sleep deprivation. Without the context of the other sleep deprivation methods one would easily assume that it was something internal, insomnia or the like. I strongly suspect it was used in the early evening hours to prevent me from sleeping deeply without waking me fully. Used in this manner it would be undetectable.</text:p>
      <text:p text:style-name="Text_20_body">I must have been dropping off around 5:30 am. At 5:45 am I was forced awake with a recognizable metabolism bump sleep attack.</text:p>
      <text:p text:style-name="Text_20_body">It would appear that the criminals responsible are playing with new toys.</text:p>
      <text:h text:style-name="Heading_20_3" text:outline-level="3">2:20 pm</text:h>
      <text:p text:style-name="Text_20_body">The following is an incomplete list of the various methods used by the gang stalkers over the years. Doing the math I calculate over 10,000 such incidences.</text:p>
      <text:list xml:id="list6313262658230294087" text:style-name="L1">
        <text:list-item>
          <text:p text:style-name="P1">Deliberately bumping into me. This happened innumerable times, mostly people going out of their way to shoulder check or hip check, sometimes grabbing my ass.</text:p>
        </text:list-item>
        <text:list-item>
          <text:p text:style-name="P1">Waiting along my path, deliberately standing or walking in my way as I turned corners, got out (or into) elevators, when using the toilets, etc. Glaring, smirking as I avoiding contact and manoeuvred around them. Again, a daily occurrence for many years.</text:p>
        </text:list-item>
        <text:list-item>
          <text:p text:style-name="P1">People wearing cameras around their necks, raising them to their eye and pointing them at me as I went about my business and then lowering them without taking any pictures. This happened around 20 times in total.</text:p>
        </text:list-item>
        <text:list-item>
          <text:p text:style-name="P1">Mobbing, groups of people getting to a shop ahead of me, glaring at me, smirking and cracking jokes amongst themselves while looking at me. This happened a handful of times.</text:p>
        </text:list-item>
        <text:list-item>
          <text:p text:style-name="P1">Street theatre, 1 or more individuals setting up a scene, mimicking me or singing a song as I walked past, giving me undue attention as I did so. When the gut rape started 3 or 4 gang stalkers walked by tapping the relevant part of their mid sections. This happened quite a few times.</text:p>
        </text:list-item>
        <text:list-item>
          <text:p text:style-name="P1">People who should not have known me addressing me by my full name with no hint of friendliness. This happened a couple of times.</text:p>
        </text:list-item>
        <text:list-item>
          <text:p text:style-name="P1">Mimicry ahead of me. I was behind these people and whatever I did, turning, slowing down or speeding up they would do without looking back. An observer would have thought I was mimicking <text:s/>or following them. This happened twice.</text:p>
          <text:list>
            <text:list-item>
              <text:p text:style-name="P1">A man was ahead of me on Queen St. next to the Commonwealth Bank as I went to work. I began to notice his mimicry, so I slowed down. Then he slowed down. Then I slowed down some more. Immediately he slowed down some more. This continued until he and I were stopped. I waited to see what he would do. He turned around and walked by me. I wished him a good day.</text:p>
            </text:list-item>
            <text:list-item>
              <text:p text:style-name="P1">A young girl of around 14 was about 10 meters ahead of me as I walked through the Queen Street Mall after work. Whenever I'd move left or right she would do the same, staying in my 12:00 position. I manoeuvred to the right pretending I was going to go around a concrete barrier. Once she had committed I immediately turned left and headed around the other side. She immediately stopped, put her hand to her ear while looking down, turned right then left unable to figure out which way to go.</text:p>
            </text:list-item>
          </text:list>
        </text:list-item>
        <text:list-item>
          <text:p text:style-name="P1">Middle aged women asking me for change, the exact amount of change I had in my pockets. This happened twice.</text:p>
        </text:list-item>
        <text:list-item>
          <text:p text:style-name="P1">Groups or individuals of girls, boys or young women along my path. As I walked by I would deliberately turn and look around the opposite way. Middle aged to elderly people were looking directly at me, either outside, behind glass, within cars or in houses sometimes with cameras at the ready and would appear frustrated when I made them. This happened many times.</text:p>
        </text:list-item>
        <text:list-item>
          <text:p text:style-name="P1">Vehicular stalking as I walked my dogs, cars that did not belong to local residents driving up behind me and pulling in, driving slowly by me and smirking at me, turning around and driving slowly by again, once multiple times by the same vehicle as I walked around the block. This happened a few times.</text:p>
        </text:list-item>
      </text:list>
      <text:p text:style-name="Text_20_body">On top of this I would return home after work sometimes to find my property had been broken into, sometimes property destruction such as holes cut into clothes or shoes ripped apart, glassware chipped, plants uprooted multiple times, tires partially deflated on a daily basis (once completely so), food defiled, groceries I did not buy added, sometimes nothing more than my bass guitar detuned or personal property moved from the house to the Jeep. There was an alarm on the house. Didn't matter. I had cameras installed around the perimeter. Didn't matter. I tried setting up a security camera on the bookshelf to capture anyone in the house while I was out. When I returned the camera was on the next shelf down, face down and turned off.</text:p>
      <text:p text:style-name="Text_20_body">I'm sure there's more I do not remember, but this gives you an idea of the hell through which I was put. And it continues to this day (nearly) every night with sleep rape.</text:p>
      <text:h text:style-name="Heading_20_2" text:outline-level="2">Tuesday 3<text:span text:style-name="T1">rd</text:span> November, 2020</text:h>
      <text:h text:style-name="Heading_20_3" text:outline-level="3">10:00 am</text:h>
      <text:p text:style-name="Text_20_body">Went to bed at 9:42 pm. Fell asleep in short order and the next thing I knew it was 4:30 am. I went back to sleep and got up around 7:45 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1-03T10:01:13</dc:date>
    <dc:creator>Burton Alexander</dc:creator>
    <meta:editing-duration>P17DT4H16M25S</meta:editing-duration>
    <meta:editing-cycles>206</meta:editing-cycles>
    <meta:generator>OpenOffice/4.1.6$Unix OpenOffice.org_project/416m1$Build-9790</meta:generator>
    <meta:document-statistic meta:table-count="0" meta:image-count="0" meta:object-count="0" meta:page-count="1" meta:paragraph-count="205" meta:word-count="10923" meta:character-count="58519"/>
  </office:meta>
</office:document-meta>
</file>